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4.79cm" fo:margin-left="1.669cm" fo:margin-right="-0.376cm" table:align="margins" style:writing-mode="lr-tb"/>
    </style:style>
    <style:style style:name="Tabela2.A" style:family="table-column">
      <style:table-column-properties style:column-width="2.768cm" style:rel-column-width="12262*"/>
    </style:style>
    <style:style style:name="Tabela2.B" style:family="table-column">
      <style:table-column-properties style:column-width="4.016cm" style:rel-column-width="17796*"/>
    </style:style>
    <style:style style:name="Tabela2.C" style:family="table-column">
      <style:table-column-properties style:column-width="2.755cm" style:rel-column-width="12208*"/>
    </style:style>
    <style:style style:name="Tabela2.D" style:family="table-column">
      <style:table-column-properties style:column-width="3.161cm" style:rel-column-width="14005*"/>
    </style:style>
    <style:style style:name="Tabela2.E" style:family="table-column">
      <style:table-column-properties style:column-width="2.09cm" style:rel-column-width="9264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E1" style:family="table-cell">
      <style:table-cell-properties style:vertical-align="bottom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7.823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9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language="en" fo:country="US" style:language-asian="en" style:country-asian="US"/>
    </style:style>
    <style:style style:name="P14" style:family="paragraph" style:parent-style-name="Standard">
      <style:paragraph-properties>
        <style:tab-stops>
          <style:tab-stop style:position="1.69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6" style:family="paragraph" style:parent-style-name="Title">
      <style:paragraph-properties fo:margin-top="0.212cm" fo:margin-bottom="0cm" fo:text-align="end" style:justify-single-word="false"/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Title">
      <style:paragraph-properties fo:break-before="page"/>
      <style:text-properties fo:language="pt" fo:country="BR"/>
    </style:style>
    <style:style style:name="P22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size-asian="10pt" style:font-size-complex="10pt"/>
    </style:style>
    <style:style style:name="P26" style:family="paragraph" style:parent-style-name="Standard">
      <style:paragraph-properties fo:margin-left="0.635cm" fo:margin-right="0cm" fo:text-indent="0cm" style:auto-text-indent="false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29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2" style:family="paragraph" style:parent-style-name="RUP_20_Tabela">
      <style:paragraph-properties style:snap-to-layout-grid="false"/>
      <style:text-properties fo:language="pt" fo:country="BR"/>
    </style:style>
    <style:style style:name="P3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34" style:family="paragraph" style:parent-style-name="RUP_20_Tabela">
      <style:paragraph-properties fo:keep-together="always" fo:keep-with-next="always"/>
      <style:text-properties fo:language="pt" fo:country="BR"/>
    </style:style>
    <style:style style:name="P3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3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37" style:family="paragraph" style:parent-style-name="Text_20_body">
      <style:paragraph-properties fo:margin-left="1.69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RUP_20_Corpo_20_1">
      <style:paragraph-properties fo:margin-left="1.69cm" fo:margin-right="0cm" fo:margin-top="0cm" fo:margin-bottom="0cm" fo:line-height="150%" fo:text-indent="0cm" style:auto-text-indent="false"/>
    </style:style>
    <style:style style:name="P39" style:family="paragraph" style:parent-style-name="Contents_20_3">
      <style:paragraph-properties>
        <style:tab-stops>
          <style:tab-stop style:position="1.482cm"/>
          <style:tab-stop style:position="16.087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0.847cm"/>
          <style:tab-stop style:position="16.087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1" style:family="paragraph" style:parent-style-name="Title">
      <style:paragraph-properties fo:text-align="end" style:justify-single-word="false"/>
      <style:text-properties fo:language="pt" fo:country="BR"/>
    </style:style>
    <style:style style:name="P4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45" style:family="paragraph" style:parent-style-name="Standard">
      <style:paragraph-properties fo:margin-left="0.847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46" style:family="paragraph" style:parent-style-name="RUP_20_Corpo_20_1">
      <style:paragraph-properties fo:margin-left="1.693cm" fo:margin-right="0cm" fo:line-height="150%" fo:text-indent="0cm" style:auto-text-indent="false"/>
      <style:text-properties style:font-name-complex="Arial"/>
    </style:style>
    <style:style style:name="P4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4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9" style:family="paragraph" style:parent-style-name="Heading_20_3" style:list-style-name="WW8Num25">
      <style:paragraph-properties fo:margin-left="1.27cm" fo:margin-right="0cm" fo:text-indent="-0.635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Heading_20_3" style:list-style-name="WW8Num25">
      <style:paragraph-properties fo:margin-left="1.259cm" fo:margin-right="0cm" fo:margin-top="0cm" fo:margin-bottom="0.106cm" fo:text-indent="-0.63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Heading_20_1" style:list-style-name="WW8Num25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25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RUP_20_Instruções">
      <style:paragraph-properties fo:margin-left="1.693cm" fo:margin-right="0cm" fo:margin-top="0cm" fo:margin-bottom="0cm" fo:line-height="150%" fo:text-indent="0cm" style:auto-text-indent="false"/>
      <style:text-properties fo:color="#000000" style:font-name="Arial" fo:font-size="10pt" fo:language="pt" fo:country="BR" fo:font-style="normal" style:font-size-asian="10pt" style:font-style-asian="normal" style:font-name-complex="Arial" style:font-style-complex="normal"/>
    </style:style>
    <style:style style:name="P54" style:family="paragraph" style:parent-style-name="RUP_20_Instruções" style:list-style-name="L1">
      <style:paragraph-properties fo:margin-top="0cm" fo:margin-bottom="0cm" fo:line-height="150%"/>
      <style:text-properties fo:color="#000000" style:font-name="Arial" fo:font-size="10pt" fo:language="pt" fo:country="BR" fo:font-style="normal" style:font-size-asian="10pt" style:font-style-asian="normal" style:font-name-complex="Arial" style:font-style-complex="normal"/>
    </style:style>
    <style:style style:name="P55" style:family="paragraph" style:parent-style-name="RUP_20_Corpo_20_1">
      <style:paragraph-properties fo:margin-left="1.693cm" fo:margin-right="0cm" fo:line-height="150%" fo:text-indent="0cm" style:auto-text-indent="false"/>
      <style:text-properties style:font-name-complex="Arial"/>
    </style:style>
    <style:style style:name="P56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color="#0000ff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00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1"/>
      <text:p text:style-name="P41"/>
      <text:p text:style-name="P41"/>
      <text:p text:style-name="P10"/>
      <text:p text:style-name="P42">Priorização de Caso de Uso</text:p>
      <text:p text:style-name="P15"/>
      <text:p text:style-name="P11"/>
      <text:p text:style-name="P11"/>
      <text:p text:style-name="P11"/>
      <text:p text:style-name="P11"/>
      <text:p text:style-name="P42">Sistema de Cadastro e Controle para Consultório Odontológico (OpenOdonto) - Versão 1.0</text:p>
      <text:p text:style-name="P17">OpenOdonto - Release 1.0</text:p>
      <text:p text:style-name="P11"/>
      <text:p text:style-name="P11"/>
      <text:p text:style-name="P11"/>
      <text:p text:style-name="P11"/>
      <text:p text:style-name="P11"/>
      <text:p text:style-name="P16"><text:span text:style-name="T4">Versão do Documento:</text:span><text:span text:style-name="T5"> 1.0</text:span></text:p>
      <text:p text:style-name="P11"/>
      <text:p text:style-name="P11"/>
      <text:p text:style-name="P11"/>
      <text:p text:style-name="P18"/>
      <text:p text:style-name="P43"/>
      <text:section text:style-name="Sect1" text:name="Seção1">
        <text:p text:style-name="Standard"/>
      </text:section>
      <text:section text:style-name="Sect2" text:name="Seção2">
        <text:p text:style-name="P12"/>
        <text:p text:style-name="P19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29">Data</text:p>
            </table:table-cell>
            <table:table-cell table:style-name="Tabela1.A1" office:value-type="string">
              <text:p text:style-name="P33">Versão do Documento</text:p>
            </table:table-cell>
            <table:table-cell table:style-name="Tabela1.A1" office:value-type="string">
              <text:p text:style-name="P29">Descrição</text:p>
            </table:table-cell>
            <table:table-cell table:style-name="Tabela1.D1" office:value-type="string">
              <text:p text:style-name="P29">Autor</text:p>
            </table:table-cell>
          </table:table-row>
          <table:table-row table:style-name="Tabela1.1">
            <table:table-cell table:style-name="Tabela1.A2" office:value-type="string">
              <text:p text:style-name="P30">03/10/2010</text:p>
            </table:table-cell>
            <table:table-cell table:style-name="Tabela1.A2" office:value-type="string">
              <text:p text:style-name="P30">1.0</text:p>
            </table:table-cell>
            <table:table-cell table:style-name="Tabela1.A2" office:value-type="string">
              <text:p text:style-name="P32">Elaboração da priorização.</text:p>
            </table:table-cell>
            <table:table-cell table:style-name="Tabela1.D2" office:value-type="string">
              <text:p text:style-name="P30">Amanda Barbosa Silva</text:p>
            </table:table-cell>
          </table:table-row>
        </table:table>
        <text:p text:style-name="Standard"/>
        <text:p text:style-name="Standard"/>
        <text:p text:style-name="P48"/>
        <text:p text:style-name="P20">Sumário</text:p>
        <text:p text:style-name="P13"/>
        <text:p text:style-name="P13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087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087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0"><text:a xlink:type="simple" xlink:href="#1.Introdução|outline">1.Introdução<text:tab/>4</text:a></text:p>
            <text:p text:style-name="P39"><text:a xlink:type="simple" xlink:href="#1.1.1.Finalidade|outline">1.1.1Finalidade<text:tab/>4</text:a></text:p>
            <text:p text:style-name="P39"><text:a xlink:type="simple" xlink:href="#1.1.2.Critério de Priorização|outline">1.1.2Critério de Priorização<text:tab/>4</text:a></text:p>
            <text:p text:style-name="P39"><text:a xlink:type="simple" xlink:href="#1.1.3.Tabela de Priorização|outline">1.1.3Tabela de Priorização<text:tab/>4</text:a></text:p>
            <text:p text:style-name="P39"><text:a xlink:type="simple" xlink:href="#1.1.4.Observações|outline">1.1.4Observações<text:tab/></text:a><text:span text:style-name="T9">5</text:span></text:p>
            <text:p text:style-name="P40"><text:a xlink:type="simple" xlink:href="#2.Assinaturas|outline">2.Assinaturas<text:tab/>6</text:a></text:p>
          </text:index-body>
        </text:table-of-content>
        <text:p text:style-name="P21">Priorização de Casos de Uso</text:p>
        <text:p text:style-name="P13"/>
        <text:list xml:id="list42219087" text:style-name="WW8Num25">
          <text:list-item>
            <text:h text:style-name="P51" text:outline-level="1">Introdução</text:h>
            <text:list>
              <text:list-item>
                <text:list>
                  <text:list-item>
                    <text:h text:style-name="P49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38">A proposta deste documento é estabelecer prioridade no tratamento dos casos de uso para as iterações seguintes e documentar o critério utilizado nesta priorização. Esta priorização será aplicada a partir da iteração<text:span text:style-name="T8"> </text:span><text:span text:style-name="T10">3.0</text:span> do projeto.</text:p>
        <text:p text:style-name="P14"/>
        <text:list xml:id="list42234823" text:continue-numbering="true" text:style-name="WW8Num25">
          <text:list-item>
            <text:list>
              <text:list-item>
                <text:list>
                  <text:list-item>
                    <text:h text:style-name="P49" text:outline-level="3">Critério de Priorização</text:h>
                  </text:list-item>
                </text:list>
              </text:list-item>
            </text:list>
          </text:list-item>
        </text:list>
        <text:p text:style-name="P14"/>
        <text:p text:style-name="P46">O critério utilizado para a priorização dos casos de uso foram, primeiramente os de cadastros, pois estes são a base do sistema. Posteriormente os casos de usos que completam os de cadastro, priorizando o mais complexo.</text:p>
        <text:p text:style-name="P46">Não houve priorização por parte do usuário.</text:p>
        <text:p text:style-name="P37"/>
        <text:list xml:id="list42234248" text:continue-numbering="true" text:style-name="WW8Num25">
          <text:list-item>
            <text:list>
              <text:list-item>
                <text:list>
                  <text:list-item>
                    <text:h text:style-name="P49" text:outline-level="3">Tabela de Priorização</text:h>
                  </text:list-item>
                </text:list>
              </text:list-item>
            </text:list>
          </text:list-item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22">Prioridade</text:p>
            </table:table-cell>
            <table:table-cell table:style-name="Tabela2.A1" office:value-type="string">
              <text:p text:style-name="P22">Caso de Uso</text:p>
            </table:table-cell>
            <table:table-cell table:style-name="Tabela2.A1" office:value-type="string">
              <text:p text:style-name="P22">Risco Arquitetural?</text:p>
            </table:table-cell>
            <table:table-cell table:style-name="Tabela2.A1" office:value-type="string">
              <text:p text:style-name="P22">Dificuldade de Implementação?</text:p>
            </table:table-cell>
            <table:table-cell table:style-name="Tabela2.E1" office:value-type="string">
              <text:p text:style-name="P22">Prioritário para Usuário?</text:p>
            </table:table-cell>
          </table:table-row>
          <table:table-row table:style-name="Tabela2.1">
            <table:table-cell table:style-name="Tabela2.A2" office:value-type="string">
              <text:p text:style-name="P24">Cadastro</text:p>
            </table:table-cell>
            <table:table-cell table:style-name="Tabela2.A2" office:value-type="string">
              <text:p text:style-name="P24">Manter Pacientes</text:p>
            </table:table-cell>
            <table:table-cell table:style-name="Tabela2.A2" office:value-type="string">
              <text:p text:style-name="P24">Não</text:p>
            </table:table-cell>
            <table:table-cell table:style-name="Tabela2.A2" office:value-type="string">
              <text:p text:style-name="P24">Não</text:p>
            </table:table-cell>
            <table:table-cell table:style-name="Tabela2.E2" office:value-type="string">
              <text:p text:style-name="P24">Não</text:p>
            </table:table-cell>
          </table:table-row>
          <table:table-row table:style-name="Tabela2.1">
            <table:table-cell table:style-name="Tabela2.A2" office:value-type="string">
              <text:p text:style-name="P25">Cadastro</text:p>
            </table:table-cell>
            <table:table-cell table:style-name="Tabela2.A2" office:value-type="string">
              <text:p text:style-name="P25">Manter Colaboradores</text:p>
            </table:table-cell>
            <table:table-cell table:style-name="Tabela2.A2" office:value-type="string">
              <text:p text:style-name="P25">Não</text:p>
            </table:table-cell>
            <table:table-cell table:style-name="Tabela2.A2" office:value-type="string">
              <text:p text:style-name="P25">Não</text:p>
            </table:table-cell>
            <table:table-cell table:style-name="Tabela2.E2" office:value-type="string">
              <text:p text:style-name="P25">Não</text:p>
            </table:table-cell>
          </table:table-row>
          <table:table-row table:style-name="Tabela2.1">
            <table:table-cell table:style-name="Tabela2.A2" office:value-type="string">
              <text:p text:style-name="P25">Cadastro</text:p>
            </table:table-cell>
            <table:table-cell table:style-name="Tabela2.A2" office:value-type="string">
              <text:p text:style-name="P25">Manter Dentistas</text:p>
            </table:table-cell>
            <table:table-cell table:style-name="Tabela2.A2" office:value-type="string">
              <text:p text:style-name="P25">Não</text:p>
            </table:table-cell>
            <table:table-cell table:style-name="Tabela2.A2" office:value-type="string">
              <text:p text:style-name="P25">Não</text:p>
            </table:table-cell>
            <table:table-cell table:style-name="Tabela2.E2" office:value-type="string">
              <text:p text:style-name="P25">Não</text:p>
            </table:table-cell>
          </table:table-row>
          <table:table-row table:style-name="Tabela2.1">
            <table:table-cell table:style-name="Tabela2.A2" office:value-type="string">
              <text:p text:style-name="P23">Cadastro</text:p>
            </table:table-cell>
            <table:table-cell table:style-name="Tabela2.A2" office:value-type="string">
              <text:p text:style-name="P25">Manter Usuários</text:p>
            </table:table-cell>
            <table:table-cell table:style-name="Tabela2.A2" office:value-type="string">
              <text:p text:style-name="P25">Não</text:p>
            </table:table-cell>
            <table:table-cell table:style-name="Tabela2.A2" office:value-type="string">
              <text:p text:style-name="P25">Não</text:p>
            </table:table-cell>
            <table:table-cell table:style-name="Tabela2.E2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adastro</text:p>
            </table:table-cell>
            <table:table-cell table:style-name="Tabela2.A6" office:value-type="string">
              <text:p text:style-name="P25">Manter Produtos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Manter Telefones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Autenticar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Associar Pessoa Cadastrada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Associar Produto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Odontograma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Sim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Editar Receituário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Agendar Paciente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  <table:table-row table:style-name="Tabela2.1">
            <table:table-cell table:style-name="Tabela2.A6" office:value-type="string">
              <text:p text:style-name="P23">Complemento</text:p>
            </table:table-cell>
            <table:table-cell table:style-name="Tabela2.A6" office:value-type="string">
              <text:p text:style-name="P25">Manter Anamnese</text:p>
            </table:table-cell>
            <table:table-cell table:style-name="Tabela2.A6" office:value-type="string">
              <text:p text:style-name="P25">Não</text:p>
            </table:table-cell>
            <table:table-cell table:style-name="Tabela2.A6" office:value-type="string">
              <text:p text:style-name="P25">Não</text:p>
            </table:table-cell>
            <table:table-cell table:style-name="Tabela2.E6" office:value-type="string">
              <text:p text:style-name="P25">Não</text:p>
            </table:table-cell>
          </table:table-row>
        </table:table>
        <text:p text:style-name="Standard"><text:soft-page-break/></text:p>
        <text:p text:style-name="P37"/>
        <text:list xml:id="list42229926" text:continue-numbering="true" text:style-name="WW8Num25">
          <text:list-item>
            <text:list>
              <text:list-item>
                <text:list>
                  <text:list-item>
                    <text:h text:style-name="P50" text:outline-level="3">Observações</text:h>
                  </text:list-item>
                </text:list>
              </text:list-item>
            </text:list>
          </text:list-item>
        </text:list>
        <text:p text:style-name="P26"/>
        <text:p text:style-name="P53">Os casos de uso listados abaixo surgiram a partir dos requisitos do usuário:</text:p>
        <text:list xml:id="list42208619" text:style-name="L1">
          <text:list-item>
            <text:p text:style-name="P54">UC03 – Manter Telefones</text:p>
          </text:list-item>
          <text:list-item>
            <text:p text:style-name="P54">UC07 – Associar Pessoa Cadastrada</text:p>
          </text:list-item>
          <text:list-item>
            <text:p text:style-name="P54">UC08 – Autenticar</text:p>
          </text:list-item>
          <text:list-item>
            <text:p text:style-name="P54">UC09 – Odontograma</text:p>
          </text:list-item>
          <text:list-item>
            <text:p text:style-name="P54">UC10 – Manter Usuários</text:p>
          </text:list-item>
          <text:list-item>
            <text:p text:style-name="P54">UC11 – Manter Produtos</text:p>
          </text:list-item>
          <text:list-item>
            <text:p text:style-name="P54">UC12 – Assciar Produtos</text:p>
          </text:list-item>
        </text:list>
        <text:list xml:id="list42230889" text:continue-list="list42229926" text:style-name="WW8Num25">
          <text:list-item>
            <text:h text:style-name="P52" text:outline-level="1">Assinaturas</text:h>
          </text:list-item>
        </text:list>
        <text:p text:style-name="Standard"/>
        <text:p text:style-name="P44"><text:span text:style-name="T6">Os abaixo assinados estão de acordo com o conteúdo do documento “</text:span><text:span text:style-name="T7">Priorização de Caso de </text:span><text:span text:style-name="T12">Uso</text:span><text:span text:style-name="T11">”, do Sistema OpenOdonto, versão 1.0, release 1.0</text:span><text:span text:style-name="T6">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  <table:table-cell table:style-name="Tabela3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</table:table-row>
          <table:table-row table:style-name="Tabela3.2">
            <table:table-cell table:style-name="Tabela3.A1" office:value-type="string">
              <text:p text:style-name="P28">Amanda Barbosa Silva</text:p>
              <text:p text:style-name="P31">Analista Líder e Desenvolvedor</text:p>
            </table:table-cell>
            <table:table-cell table:style-name="Tabela3.A1" office:value-type="string">
              <text:p text:style-name="P28">Fábio José de Souza</text:p>
              <text:p text:style-name="P31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  <table:table-cell table:style-name="Tabela4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</table:table-row>
          <table:table-row table:style-name="Tabela4.2">
            <table:table-cell table:style-name="Tabela4.A1" office:value-type="string">
              <text:p text:style-name="P28">Rafael Vieira de Almeida</text:p>
              <text:p text:style-name="P31">Analista Líder e Desenvolvedor / DBA</text:p>
            </table:table-cell>
            <table:table-cell table:style-name="Tabela4.A1" office:value-type="string">
              <text:p text:style-name="P28">Vinicius Gardênio Guimarães Rodrigues</text:p>
              <text:p text:style-name="P31">Gerente de Projeto e Desenvolvedor</text:p>
            </table:table-cell>
          </table:table-row>
        </table:table>
        <text:p text:style-name="Standard"/>
        <text:p text:style-name="P27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5"/>
              <text:p text:style-name="P34">Data: ___/___/_____</text:p>
              <text:p text:style-name="P34"/>
              <text:p text:style-name="P34"/>
              <text:p text:style-name="P36"/>
            </table:table-cell>
          </table:table-row>
          <table:table-row table:style-name="Table1.2">
            <table:table-cell table:style-name="Table1.A1" office:value-type="string">
              <text:p text:style-name="P28">Lidia Pires Barbosa</text:p>
              <text:p text:style-name="P31">Cliente</text:p>
            </table:table-cell>
          </table:table-row>
        </table:table>
        <text:p text:style-name="P4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087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087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6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6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6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6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2.752cm" fo:margin-right="0cm" fo:text-indent="-0.635cm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1.482cm" fo:margin-right="0cm" fo:margin-top="0cm" fo:margin-bottom="0.423cm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20z0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8pt" style:font-size-asian="8pt" style:font-size-complex="8pt"/>
    </style:style>
    <style:style style:name="WW8Num31z1" style:family="text">
      <style:text-properties fo:font-size="8pt" style:font-size-asian="8pt" style:font-size-complex="8pt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2z0" style:family="text">
      <style:text-properties style:font-name="Times New Roman" fo:font-size="12pt" style:font-size-asian="12pt" style:font-name-complex="Times New Roman"/>
    </style:style>
    <style:style style:name="WW8Num34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805cm" fo:text-indent="-0.688cm" fo:margin-left="2.8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657cm" fo:text-indent="-2.54cm" fo:margin-left="4.65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292cm" fo:text-indent="-3.175cm" fo:margin-left="5.2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57cm" fo:text-indent="-0.318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318cm" fo:margin-left="8.4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77cm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6.468cm" fo:margin-left="-0.191cm" table:align="left" style:writing-mode="lr-tb"/>
    </style:style>
    <style:style style:name="Tabela5.A" style:family="table-column">
      <style:table-column-properties style:column-width="8.23cm"/>
    </style:style>
    <style:style style:name="Tabela5.B" style:family="table-column">
      <style:table-column-properties style:column-width="8.23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text-properties fo:font-size="9pt" fo:language="zxx" fo:country="none" style:font-size-asian="9pt" style:language-asian="zxx" style:country-asian="none"/>
    </style:style>
    <style:style style:name="MP4" style:family="paragraph">
      <style:paragraph-properties style:writing-mode="lr-tb"/>
    </style:style>
    <style:style style:name="MP5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291"/></text:p>
        <text:p text:style-name="MP1"/>
        <text:p text:style-name="MP1"/>
      </style:header>
      <style:footer>
        <text:p text:style-name="MP2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3"><draw:custom-shape text:anchor-type="char" draw:z-index="1" draw:style-name="Mgr1" draw:text-style-name="MP4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5"><draw:custom-shape text:anchor-type="char" draw:z-index="2" draw:style-name="Mgr1" draw:text-style-name="MP4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5"><draw:custom-shape text:anchor-type="char" draw:z-index="0" draw:style-name="Mgr1" draw:text-style-name="MP4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1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4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riorização de Caso de Uso</text:span><text:span text:style-name="Page_20_Number"><text:span text:style-name="MT3"><text:tab/></text:span></text:span><text:span text:style-name="Page_20_Number"><text:span text:style-name="MT2">mds - pcu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6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10:11:00.36</meta:creation-date>
    <meta:editing-cycles>5</meta:editing-cycles>
    <meta:editing-duration>PT00H27M55S</meta:editing-duration>
    <meta:initial-creator>Lena Lúcia de Moraes</meta:initial-creator>
    <dc:date>2010-10-03T22:10:57.75</dc:date>
    <dc:creator>Amanda Barbosa Silva</dc:creator>
    <meta:generator>OpenOffice.org/3.2$Win32 OpenOffice.org_project/320m18$Build-9502</meta:generator>
    <meta:document-statistic meta:table-count="6" meta:image-count="2" meta:object-count="0" meta:page-count="6" meta:paragraph-count="130" meta:word-count="385" meta:character-count="2784"/>
  </office:meta>
</office:document-meta>
</file>